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28in"/>
    </style:style>
    <style:style style:name="co2" style:family="table-column">
      <style:table-column-properties fo:break-before="auto" style:column-width="2.2492in"/>
    </style:style>
    <style:style style:name="co3" style:family="table-column">
      <style:table-column-properties fo:break-before="auto" style:column-width="2.5909in"/>
    </style:style>
    <style:style style:name="co4" style:family="table-column">
      <style:table-column-properties fo:break-before="auto" style:column-width="11.9346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2.2846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3283in"/>
    </style:style>
    <style:style style:name="co9" style:family="table-column">
      <style:table-column-properties fo:break-before="auto" style:column-width="0.4173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nverter_KiCA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table:style-name="ce2" office:value-type="string" calcext:value-type="string">
            <text:p>On board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Fournisseur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Diff</text:p>
          </table:table-cell>
          <table:table-cell table:style-name="ce2" office:value-type="string" calcext:value-type="string">
            <text:p>Comman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001-C1005</text:p>
          </table:table-cell>
          <table:table-cell office:value-type="string" calcext:value-type="string">
            <text:p>1.5m</text:p>
          </table:table-cell>
          <table:table-cell office:value-type="string" calcext:value-type="string">
            <text:p>Capacitor_THT:CP_Radial_D35.0mm_P10.00mm_Snap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61 011 086 02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3]*10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formula="of:=IF([.I3]-[.J3]&gt;0;[.I3]-[.J3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1, C202, C301, C302, C401, C40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65 060 445 00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4]*10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IF([.I4]-[.J4]&gt;0;[.I4]-[.J4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3, C204, C303, C304, C403, C404, C50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5x5.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65 060 442 00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5]*10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IF([.I5]-[.J5]&gt;0;[.I5]-[.J5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5, C305, C405, C60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205 0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6]*10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IF([.I6]-[.J6]&gt;0;[.I6]-[.J6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6, C306, C40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2220_5650Metric</text:p>
          </table:table-cell>
          <table:table-cell office:value-type="string" calcext:value-type="string">
            <text:p>https://www.we-online.com/components/products/datasheet/885012214001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214 00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7]*10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I7]-[.J7]&gt;0;[.I7]-[.J7];0)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7, C208, C307, C308, C407, C408, C605, C606, C804, C807-C812, C814-C818, C901, C902, C1201, C13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105 01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H8]*10" office:value-type="float" office:value="240" calcext:value-type="float">
            <text:p>240</text:p>
          </table:table-cell>
          <table:table-cell office:value-type="float" office:value="1000" calcext:value-type="float">
            <text:p>1000</text:p>
          </table:table-cell>
          <table:table-cell table:formula="of:=IF([.I8]-[.J8]&gt;0;[.I8]-[.J8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9-C211, C309-C311, C409-C411, C601-C603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205 04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9]*10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IF([.I9]-[.J9]&gt;0;[.I9]-[.J9];0)" office:value-type="float" office:value="20" calcext:value-type="float">
            <text:p>2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P_Elec_4x5.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65 060 440 00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0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I10]-[.J10]&gt;0;[.I10]-[.J10];0)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801, C80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005 00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11]*10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I11]-[.J11]&gt;0;[.I11]-[.J11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803, C806, C81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106 00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12]*10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IF([.I12]-[.J12]&gt;0;[.I12]-[.J12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805, C90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105 01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13]*10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I13]-[.J13]&gt;0;[.I13]-[.J13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904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205 04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4]*10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IF([.I14]-[.J14]&gt;0;[.I14]-[.J14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1, D301, D401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 060 GS5 504 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15]*10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I15]-[.J15]&gt;0;[.I15]-[.J15];0)" office:value-type="float" office:value="30" calcext:value-type="float">
            <text:p>3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D202, D203, D302, D303, D402, D403, D501-D503, D901, D1401-D1403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 060 RS5 504 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16]*10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IF([.I16]-[.J16]&gt;0;[.I16]-[.J16];0)" office:value-type="float" office:value="130" calcext:value-type="float">
            <text:p>130</text:p>
          </table:table-cell>
          <table:table-cell table:style-name="Default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801-D804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 060 BS5 504 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17]*10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([.I17]-[.J17]&gt;0;[.I17]-[.J17];0)" office:value-type="float" office:value="40" calcext:value-type="float">
            <text:p>4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902, D903</text:p>
          </table:table-cell>
          <table:table-cell office:value-type="string" calcext:value-type="string">
            <text:p>VS-15TQ060S-M3</text:p>
          </table:table-cell>
          <table:table-cell office:value-type="string" calcext:value-type="string">
            <text:p>Package_TO_SOT_SMD:TO-263-2</text:p>
          </table:table-cell>
          <table:table-cell office:value-type="string" calcext:value-type="string">
            <text:p>https://www.vishay.com/docs/94927/vs-15tq060s-m3.pdf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VS-15TQ060S-M3</text:p>
          </table:table-cell>
          <table:table-cell office:value-type="float" office:value="2909608" calcext:value-type="float">
            <text:p>2909608</text:p>
          </table:table-cell>
          <table:table-cell office:value-type="float" office:value="2" calcext:value-type="float">
            <text:p>2</text:p>
          </table:table-cell>
          <table:table-cell table:formula="of:=[.H18]*10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IF([.I18]-[.J18]&gt;0;[.I18]-[.J18];0)" office:value-type="float" office:value="16" calcext:value-type="float">
            <text:p>1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50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Custom:0031.820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96 108 003 00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9]*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IF([.I19]-[.J19]&gt;0;[.I19]-[.J19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1, J103</text:p>
          </table:table-cell>
          <table:table-cell office:value-type="string" calcext:value-type="string">
            <text:p>Conn_02x19_Odd_Even</text:p>
          </table:table-cell>
          <table:table-cell office:value-type="string" calcext:value-type="string">
            <text:p>Connector_PinHeader_2.54mm:PinHeader_2x19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SSW-119-01-T-D</text:p>
          </table:table-cell>
          <table:table-cell office:value-type="float" office:value="2667437" calcext:value-type="float">
            <text:p>2667437</text:p>
          </table:table-cell>
          <table:table-cell office:value-type="float" office:value="2" calcext:value-type="float">
            <text:p>2</text:p>
          </table:table-cell>
          <table:table-cell table:formula="of:=[.H20]*10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IF([.I20]-[.J20]&gt;0;[.I20]-[.J20];0)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2, J90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ustom:691311500102</text:p>
          </table:table-cell>
          <table:table-cell office:value-type="string" calcext:value-type="string">
            <text:p>https://www.we-online.com/components/products/datasheet/691311500102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91 311 700 10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21]*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IF([.I21]-[.J21]&gt;0;[.I21]-[.J21];0)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4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ustom:691311500103</text:p>
          </table:table-cell>
          <table:table-cell office:value-type="string" calcext:value-type="string">
            <text:p>https://www.we-online.com/components/products/datasheet/691311500103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91 311 700 10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22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I22]-[.J22]&gt;0;[.I22]-[.J22];0)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101, J110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H23]*10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IF([.I23]-[.J23]&gt;0;[.I23]-[.J23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DE9_Receptacle_MountingHoles</text:p>
          </table:table-cell>
          <table:table-cell office:value-type="string" calcext:value-type="string">
            <text:p>Custom:618009233821</text:p>
          </table:table-cell>
          <table:table-cell office:value-type="string" calcext:value-type="string">
            <text:p>https://www.we-online.com/components/products/datasheet/618009231421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18 009 231 4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24]*1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[.I24]-[.J24]&gt;0;[.I24]-[.J24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501</text:p>
          </table:table-cell>
          <table:table-cell office:value-type="string" calcext:value-type="string">
            <text:p>PX0580-PC-12132</text:p>
          </table:table-cell>
          <table:table-cell office:value-type="string" calcext:value-type="string">
            <text:p>Custom:PX0580-PC-12132</text:p>
          </table:table-cell>
          <table:table-cell office:value-type="string" calcext:value-type="string">
            <text:p>PX0580-PC-12132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X0580/PC/12132</text:p>
          </table:table-cell>
          <table:table-cell office:value-type="string" calcext:value-type="string">
            <text:p>261-5840</text:p>
          </table:table-cell>
          <table:table-cell office:value-type="float" office:value="1" calcext:value-type="float">
            <text:p>1</text:p>
          </table:table-cell>
          <table:table-cell table:formula="of:=[.H25]*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I25]-[.J25]&gt;0;[.I25]-[.J25];0)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https://www.usb.org/sites/default/files/documents/usb_type-c.zip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29 722 000 2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26]*1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[.I26]-[.J26]&gt;0;[.I26]-[.J26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2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JST:JST_XH_B5B-XH-A_1x05_P2.50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27]*10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IF([.I27]-[.J27]&gt;0;[.I27]-[.J27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3</text:p>
          </table:table-cell>
          <table:table-cell office:value-type="string" calcext:value-type="string">
            <text:p>Conn_ST_STDC14</text:p>
          </table:table-cell>
          <table:table-cell office:value-type="string" calcext:value-type="string">
            <text:p>Connector_PinHeader_1.27mm:PinHeader_2x07_P1.27mm_Vertical_SMD</text:p>
          </table:table-cell>
          <table:table-cell office:value-type="string" calcext:value-type="string">
            <text:p>https://www.st.com/content/ccc/resource/technical/document/user_manual/group1/99/49/91/b6/b2/3a/46/e5/DM00526767/files/DM00526767.pdf/jcr:content/translations/en.DM00526767.pdf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28]*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IF([.I28]-[.J28]&gt;0;[.I28]-[.J28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JST:JST_XH_B4B-XH-A_1x04_P2.50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29]*10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IF([.I29]-[.J29]&gt;0;[.I29]-[.J29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801</text:p>
          </table:table-cell>
          <table:table-cell office:value-type="string" calcext:value-type="string">
            <text:p>39n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744 786 013 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30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I30]-[.J30]&gt;0;[.I30]-[.J30];0)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101</text:p>
          </table:table-cell>
          <table:table-cell office:value-type="string" calcext:value-type="string">
            <text:p>SQ2310E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Q2310ES-T1_BE3</text:p>
          </table:table-cell>
          <table:table-cell office:value-type="string" calcext:value-type="string">
            <text:p>787-9443</text:p>
          </table:table-cell>
          <table:table-cell office:value-type="float" office:value="1" calcext:value-type="float">
            <text:p>1</text:p>
          </table:table-cell>
          <table:table-cell table:formula="of:=[.H31]*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[.I31]-[.J31]&gt;0;[.I31]-[.J31];0)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201, Q301, Q401</text:p>
          </table:table-cell>
          <table:table-cell office:value-type="string" calcext:value-type="string">
            <text:p>HCPL-315J-500E</text:p>
          </table:table-cell>
          <table:table-cell office:value-type="string" calcext:value-type="string">
            <text:p>Custom:SO-16_HCPL-315J_BRA</text:p>
          </table:table-cell>
          <table:table-cell office:value-type="string" calcext:value-type="string">
            <text:p>HCPL-315J-500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HCPL-315J-500E</text:p>
          </table:table-cell>
          <table:table-cell office:value-type="string" calcext:value-type="string">
            <text:p>174-4163</text:p>
          </table:table-cell>
          <table:table-cell office:value-type="float" office:value="3" calcext:value-type="float">
            <text:p>3</text:p>
          </table:table-cell>
          <table:table-cell table:formula="of:=[.H32]*10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IF([.I32]-[.J32]&gt;0;[.I32]-[.J32];0)" office:value-type="float" office:value="13" calcext:value-type="float">
            <text:p>13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202, Q203, Q302, Q303, Q402, Q403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irf.com/product-info/datasheets/data/irf540n.pd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IRF540NPBF</text:p>
          </table:table-cell>
          <table:table-cell office:value-type="string" calcext:value-type="string">
            <text:p>914-8154</text:p>
          </table:table-cell>
          <table:table-cell office:value-type="float" office:value="6" calcext:value-type="float">
            <text:p>6</text:p>
          </table:table-cell>
          <table:table-cell table:formula="of:=[.H33]*10"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formula="of:=IF([.I33]-[.J33]&gt;0;[.I33]-[.J33];0)" office:value-type="float" office:value="47" calcext:value-type="float">
            <text:p>47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901</text:p>
          </table:table-cell>
          <table:table-cell office:value-type="string" calcext:value-type="string">
            <text:p>BUK9637-100E</text:p>
          </table:table-cell>
          <table:table-cell office:value-type="string" calcext:value-type="string">
            <text:p>Package_TO_SOT_SMD:TO-263-2</text:p>
          </table:table-cell>
          <table:table-cell/>
          <table:table-cell office:value-type="string" calcext:value-type="string">
            <text:p>Farnell</text:p>
          </table:table-cell>
          <table:table-cell office:value-type="string" calcext:value-type="string">
            <text:p>BUK9637-100E,118</text:p>
          </table:table-cell>
          <table:table-cell office:value-type="float" office:value="2254193" calcext:value-type="float">
            <text:p>2254193</text:p>
          </table:table-cell>
          <table:table-cell office:value-type="float" office:value="1" calcext:value-type="float">
            <text:p>1</text:p>
          </table:table-cell>
          <table:table-cell table:formula="of:=[.H34]*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I34]-[.J34]&gt;0;[.I34]-[.J34];0)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1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35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I35]-[.J35]&gt;0;[.I35]-[.J35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2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36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I36]-[.J36]&gt;0;[.I36]-[.J36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01, R202, R301, R302, R401, R40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H37]*10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formula="of:=IF([.I37]-[.J37]&gt;0;[.I37]-[.J37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03-R205, R303-R305, R403-R405, R503, R804-R807, R90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CRCW0402390RFKEDC</text:p>
          </table:table-cell>
          <table:table-cell office:value-type="float" office:value="4177482" calcext:value-type="float">
            <text:p>4177482</text:p>
          </table:table-cell>
          <table:table-cell office:value-type="float" office:value="15" calcext:value-type="float">
            <text:p>15</text:p>
          </table:table-cell>
          <table:table-cell table:formula="of:=[.H38]*10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IF([.I38]-[.J38]&gt;0;[.I38]-[.J38];0)" office:value-type="float" office:value="150" calcext:value-type="float">
            <text:p>150</text:p>
          </table:table-cell>
          <table:table-cell table:style-name="Default" office:value-type="float" office:value="5000" calcext:value-type="float">
            <text:p>5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06, R208, R306, R308, R406, R4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H39]*10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formula="of:=IF([.I39]-[.J39]&gt;0;[.I39]-[.J39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R207, R209, R307, R309, R407, R409, R801, R902, R1102, R1401-R14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C00625W0402110K</text:p>
          </table:table-cell>
          <table:table-cell office:value-type="float" office:value="2130433" calcext:value-type="float">
            <text:p>2130433</text:p>
          </table:table-cell>
          <table:table-cell office:value-type="float" office:value="12" calcext:value-type="float">
            <text:p>12</text:p>
          </table:table-cell>
          <table:table-cell table:formula="of:=[.H40]*10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IF([.I40]-[.J40]&gt;0;[.I40]-[.J40];0)" office:value-type="float" office:value="120" calcext:value-type="float">
            <text:p>120</text:p>
          </table:table-cell>
          <table:table-cell table:style-name="Default" office:value-type="float" office:value="10000" calcext:value-type="float">
            <text:p>10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10, R310, R410, R601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41]*10"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formula="of:=IF([.I41]-[.J41]&gt;0;[.I41]-[.J41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11, R311, R411, R6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CWR04X1001FTL</text:p>
          </table:table-cell>
          <table:table-cell office:value-type="float" office:value="2446437" calcext:value-type="float">
            <text:p>2446437</text:p>
          </table:table-cell>
          <table:table-cell office:value-type="float" office:value="4" calcext:value-type="float">
            <text:p>4</text:p>
          </table:table-cell>
          <table:table-cell table:formula="of:=[.H42]*10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([.I42]-[.J42]&gt;0;[.I42]-[.J42];0)" office:value-type="float" office:value="40" calcext:value-type="float">
            <text:p>40</text:p>
          </table:table-cell>
          <table:table-cell table:style-name="Default" office:value-type="float" office:value="10000" calcext:value-type="float">
            <text:p>10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50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43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I43]-[.J43]&gt;0;[.I43]-[.J43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50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44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I44]-[.J44]&gt;0;[.I44]-[.J44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70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45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I45]-[.J45]&gt;0;[.I45]-[.J45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802, R80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H46]*10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IF([.I46]-[.J46]&gt;0;[.I46]-[.J46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90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47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I47]-[.J47]&gt;0;[.I47]-[.J47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801-SW80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Custom:4354510198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435 451 019 8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48]*10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IF([.I48]-[.J48]&gt;0;[.I48]-[.J48];0)" office:value-type="float" office:value="35" calcext:value-type="float">
            <text:p>35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201</text:p>
          </table:table-cell>
          <table:table-cell office:value-type="string" calcext:value-type="string">
            <text:p>TCN75A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docs.rs-online.com/fc92/0900766b80d0dfb5.pd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CN75AVOA</text:p>
          </table:table-cell>
          <table:table-cell office:value-type="string" calcext:value-type="string">
            <text:p>738-6014</text:p>
          </table:table-cell>
          <table:table-cell office:value-type="float" office:value="1" calcext:value-type="float">
            <text:p>1</text:p>
          </table:table-cell>
          <table:table-cell table:formula="of:=[.H49]*10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I49]-[.J49]&gt;0;[.I49]-[.J49];0)" office:value-type="float" office:value="6" calcext:value-type="float">
            <text:p>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MAX3097ECSE+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s://www.mouser.fr/datasheet/2/609/MAX3097E_MAX3098E-3128450.pdf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AX3097ECSE+</text:p>
          </table:table-cell>
          <table:table-cell office:value-type="float" office:value="2518786" calcext:value-type="float">
            <text:p>2518786</text:p>
          </table:table-cell>
          <table:table-cell office:value-type="float" office:value="1" calcext:value-type="float">
            <text:p>1</text:p>
          </table:table-cell>
          <table:table-cell table:formula="of:=[.H50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I50]-[.J50]&gt;0;[.I50]-[.J50];0)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1, U202, U301, U302, U401, U402</text:p>
          </table:table-cell>
          <table:table-cell office:value-type="string" calcext:value-type="string">
            <text:p>MPRB2415S-6W</text:p>
          </table:table-cell>
          <table:table-cell office:value-type="string" calcext:value-type="string">
            <text:p>Custom:MPRB2415S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PQQ6W-Q24-S15-S</text:p>
          </table:table-cell>
          <table:table-cell office:value-type="string" calcext:value-type="string">
            <text:p>490-PQQ6W-Q24-S15-S </text:p>
          </table:table-cell>
          <table:table-cell office:value-type="float" office:value="6" calcext:value-type="float">
            <text:p>6</text:p>
          </table:table-cell>
          <table:table-cell table:formula="of:=[.H51]*10"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IF([.I51]-[.J51]&gt;0;[.I51]-[.J51];0)" office:value-type="float" office:value="49" calcext:value-type="float">
            <text:p>4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3, U303, U403, U602</text:p>
          </table:table-cell>
          <table:table-cell office:value-type="string" calcext:value-type="string">
            <text:p>HCPL-7800-500E</text:p>
          </table:table-cell>
          <table:table-cell office:value-type="string" calcext:value-type="string">
            <text:p>Custom:DIP-8 Gull Wing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HCPL-7800A-500E</text:p>
          </table:table-cell>
          <table:table-cell office:value-type="string" calcext:value-type="string">
            <text:p>174-4179</text:p>
          </table:table-cell>
          <table:table-cell office:value-type="float" office:value="4" calcext:value-type="float">
            <text:p>4</text:p>
          </table:table-cell>
          <table:table-cell table:formula="of:=[.H52]*10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IF([.I52]-[.J52]&gt;0;[.I52]-[.J52];0)" office:value-type="float" office:value="32" calcext:value-type="float">
            <text:p>32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4, U304, U404, U601</text:p>
          </table:table-cell>
          <table:table-cell office:value-type="string" calcext:value-type="string">
            <text:p>GO 10-SME/SP3</text:p>
          </table:table-cell>
          <table:table-cell office:value-type="string" calcext:value-type="string">
            <text:p>Custom:SOIC8-GO-SME&amp;slash_SP3_LEM</text:p>
          </table:table-cell>
          <table:table-cell office:value-type="string" calcext:value-type="string">
            <text:p>GO 10-SME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GO 10-SME/SP3</text:p>
          </table:table-cell>
          <table:table-cell office:value-type="float" office:value="3796461" calcext:value-type="float">
            <text:p>3796461</text:p>
          </table:table-cell>
          <table:table-cell office:value-type="float" office:value="4" calcext:value-type="float">
            <text:p>4</text:p>
          </table:table-cell>
          <table:table-cell table:formula="of:=[.H53]*10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IF([.I53]-[.J53]&gt;0;[.I53]-[.J53];0)" office:value-type="float" office:value="31" calcext:value-type="float">
            <text:p>31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501</text:p>
          </table:table-cell>
          <table:table-cell office:value-type="string" calcext:value-type="string">
            <text:p>MP-LD30-23B12R2</text:p>
          </table:table-cell>
          <table:table-cell office:value-type="string" calcext:value-type="string">
            <text:p>Custom:MP-LD30-23B15R2</text:p>
          </table:table-cell>
          <table:table-cell office:value-type="string" calcext:value-type="string">
            <text:p>MP-LD30-23B12R2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P-LD30-23B15R2</text:p>
          </table:table-cell>
          <table:table-cell office:value-type="float" office:value="3780527" calcext:value-type="float">
            <text:p>3780527</text:p>
          </table:table-cell>
          <table:table-cell office:value-type="float" office:value="1" calcext:value-type="float">
            <text:p>1</text:p>
          </table:table-cell>
          <table:table-cell table:formula="of:=[.H54]*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I54]-[.J54]&gt;0;[.I54]-[.J54];0)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502</text:p>
          </table:table-cell>
          <table:table-cell office:value-type="float" office:value="173010542" calcext:value-type="float">
            <text:p>173010542</text:p>
          </table:table-cell>
          <table:table-cell office:value-type="string" calcext:value-type="string">
            <text:p>Custom:173010578</text:p>
          </table:table-cell>
          <table:table-cell office:value-type="float" office:value="173010542" calcext:value-type="float">
            <text:p>173010542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73 010 54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55]*1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[.I55]-[.J55]&gt;0;[.I55]-[.J55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503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www.diodes.com/assets/Datasheets/AZ1117.pd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Z1117H-3.3TRE1</text:p>
          </table:table-cell>
          <table:table-cell office:value-type="string" calcext:value-type="string">
            <text:p>921-0701</text:p>
          </table:table-cell>
          <table:table-cell office:value-type="float" office:value="1" calcext:value-type="float">
            <text:p>1</text:p>
          </table:table-cell>
          <table:table-cell table:formula="of:=[.H56]*10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formula="of:=IF([.I56]-[.J56]&gt;0;[.I56]-[.J56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01</text:p>
          </table:table-cell>
          <table:table-cell office:value-type="float" office:value="17791063215" calcext:value-type="float">
            <text:p>17791063215</text:p>
          </table:table-cell>
          <table:table-cell office:value-type="string" calcext:value-type="string">
            <text:p>Custom:17791063215</text:p>
          </table:table-cell>
          <table:table-cell office:value-type="string" calcext:value-type="string">
            <text:p>https://www.we-online.com/components/products/datasheet/17791063215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77 910 632 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57]*1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[.I57]-[.J57]&gt;0;[.I57]-[.J57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01</text:p>
          </table:table-cell>
          <table:table-cell office:value-type="string" calcext:value-type="string">
            <text:p>STM32G474RETx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https://www.st.com/resource/en/datasheet/stm32g474re.pd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M32G474RET6</text:p>
          </table:table-cell>
          <table:table-cell office:value-type="string" calcext:value-type="string">
            <text:p>193-9861</text:p>
          </table:table-cell>
          <table:table-cell office:value-type="float" office:value="1" calcext:value-type="float">
            <text:p>1</text:p>
          </table:table-cell>
          <table:table-cell table:formula="of:=[.H58]*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I58]-[.J58]&gt;0;[.I58]-[.J58];0)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02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s://www.st.com/resource/en/datasheet/usblc6-2.pd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624-7693</text:p>
          </table:table-cell>
          <table:table-cell office:value-type="float" office:value="1" calcext:value-type="float">
            <text:p>1</text:p>
          </table:table-cell>
          <table:table-cell table:formula="of:=[.H59]*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[.I59]-[.J59]&gt;0;[.I59]-[.J59];0)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ACPL-077L</text:p>
          </table:table-cell>
          <table:table-cell office:value-type="string" calcext:value-type="string">
            <text:p>Package_SO:SO-8_3.9x4.9mm_P1.27mm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ACPL-077L-500E</text:p>
          </table:table-cell>
          <table:table-cell office:value-type="string" calcext:value-type="string">
            <text:p>230-5293</text:p>
          </table:table-cell>
          <table:table-cell office:value-type="float" office:value="1" calcext:value-type="float">
            <text:p>1</text:p>
          </table:table-cell>
          <table:table-cell table:formula="of:=[.H60]*10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I60]-[.J60]&gt;0;[.I60]-[.J60];0)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902</text:p>
          </table:table-cell>
          <table:table-cell office:value-type="string" calcext:value-type="string">
            <text:p>TC1412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TC1412NEOA</text:p>
          </table:table-cell>
          <table:table-cell office:value-type="float" office:value="1834898" calcext:value-type="float">
            <text:p>1834898</text:p>
          </table:table-cell>
          <table:table-cell office:value-type="float" office:value="1" calcext:value-type="float">
            <text:p>1</text:p>
          </table:table-cell>
          <table:table-cell table:formula="of:=[.H61]*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I61]-[.J61]&gt;0;[.I61]-[.J61];0)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801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Custom:ABLS-7.3728MHZ-CL-RESR-A-1-G-F</text:p>
          </table:table-cell>
          <table:table-cell office:value-type="string" calcext:value-type="string">
            <text:p>https://4donline.ihs.com/images/VipMasterIC/IC/ABRC/ABRCS03441/ABRCS03441-1.pdf?hkey=6D3A4C79FDBF58556ACFDE234799DDF0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ABLS-16.000MHZ-20-B-3-H-T</text:p>
          </table:table-cell>
          <table:table-cell office:value-type="float" office:value="3228387" calcext:value-type="float">
            <text:p>3228387</text:p>
          </table:table-cell>
          <table:table-cell office:value-type="float" office:value="1" calcext:value-type="float">
            <text:p>1</text:p>
          </table:table-cell>
          <table:table-cell table:formula="of:=[.H62]*10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formula="of:=IF([.I62]-[.J62]&gt;0;[.I62]-[.J62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ccessories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Fournisseur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Diff</text:p>
          </table:table-cell>
          <table:table-cell table:style-name="ce2" office:value-type="string" calcext:value-type="string">
            <text:p>Command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lip Cover</text:p>
          </table:table-cell>
          <table:table-cell table:number-columns-repeated="2"/>
          <table:table-cell office:value-type="string" calcext:value-type="string">
            <text:p>Wurth</text:p>
          </table:table-cell>
          <table:table-cell office:value-type="string" calcext:value-type="string">
            <text:p>696 122 003 00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66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I66]-[.J66]&gt;0;[.I66]-[.J66];0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ésistance à montage sur châssis Bobinée, 4.7Ω 100W ±5%</text:p>
          </table:table-cell>
          <table:table-cell table:number-columns-repeated="2"/>
          <table:table-cell office:value-type="string" calcext:value-type="string">
            <text:p>RS</text:p>
          </table:table-cell>
          <table:table-cell office:value-type="string" calcext:value-type="string">
            <text:p>HSC1004R7J</text:p>
          </table:table-cell>
          <table:table-cell office:value-type="string" calcext:value-type="string">
            <text:p>720-5407</text:p>
          </table:table-cell>
          <table:table-cell office:value-type="float" office:value="1" calcext:value-type="float">
            <text:p>1</text:p>
          </table:table-cell>
          <table:table-cell table:formula="of:=[.H67]*10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I67]-[.J67]&gt;0;[.I67]-[.J67];0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rème à braser 653555 Loctite MP218, 500g Bac</text:p>
          </table:table-cell>
          <table:table-cell table:number-columns-repeated="2"/>
          <table:table-cell office:value-type="string" calcext:value-type="string">
            <text:p>RS</text:p>
          </table:table-cell>
          <table:table-cell office:value-type="float" office:value="653555" calcext:value-type="float">
            <text:p>653555</text:p>
          </table:table-cell>
          <table:table-cell office:value-type="string" calcext:value-type="string">
            <text:p>506-4289</text:p>
          </table:table-cell>
          <table:table-cell office:value-type="float" office:value="0.1" calcext:value-type="float">
            <text:p>0.1</text:p>
          </table:table-cell>
          <table:table-cell table:formula="of:=[.H68]*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I68]-[.J68]&gt;0;[.I68]-[.J68]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lux de soudure RS PRO, Stylo de 12ml</text:p>
          </table:table-cell>
          <table:table-cell table:number-columns-repeated="2"/>
          <table:table-cell office:value-type="string" calcext:value-type="string">
            <text:p>RS</text:p>
          </table:table-cell>
          <table:table-cell/>
          <table:table-cell office:value-type="string" calcext:value-type="string">
            <text:p>251-3637</text:p>
          </table:table-cell>
          <table:table-cell office:value-type="float" office:value="0.4" calcext:value-type="float">
            <text:p>0.4</text:p>
          </table:table-cell>
          <table:table-cell table:formula="of:=[.H69]*10" office:value-type="float" office:value="4" calcext:value-type="float">
            <text:p>4</text:p>
          </table:table-cell>
          <table:table-cell/>
          <table:table-cell table:formula="of:=IF([.I69]-[.J69]&gt;0;[.I69]-[.J69]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rtouche fusible RS PRO, 500mA 5 x 20mm Type F 250V c.a.</text:p>
          </table:table-cell>
          <table:table-cell table:number-columns-repeated="2"/>
          <table:table-cell office:value-type="string" calcext:value-type="string">
            <text:p>RS</text:p>
          </table:table-cell>
          <table:table-cell/>
          <table:table-cell office:value-type="string" calcext:value-type="string">
            <text:p>563-463</text:p>
          </table:table-cell>
          <table:table-cell office:value-type="float" office:value="10" calcext:value-type="float">
            <text:p>10</text:p>
          </table:table-cell>
          <table:table-cell table:formula="of:=[.H70]*10" office:value-type="float" office:value="100" calcext:value-type="float">
            <text:p>100</text:p>
          </table:table-cell>
          <table:table-cell/>
          <table:table-cell table:formula="of:=IF([.I70]-[.J70]&gt;0;[.I70]-[.J70];0)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adiateur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string" calcext:value-type="string">
            <text:p>205AB1500B</text:p>
          </table:table-cell>
          <table:table-cell office:value-type="float" office:value="523173" calcext:value-type="float">
            <text:p>523173</text:p>
          </table:table-cell>
          <table:table-cell office:value-type="float" office:value="1" calcext:value-type="float">
            <text:p>1</text:p>
          </table:table-cell>
          <table:table-cell table:formula="of:=[.H71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I71]-[.J71]&gt;0;[.I71]-[.J71];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rème à braser 653555 Loctite MP218, 500g Bac</text:p>
          </table:table-cell>
          <table:table-cell table:number-columns-repeated="2"/>
          <table:table-cell office:value-type="string" calcext:value-type="string">
            <text:p>RS</text:p>
          </table:table-cell>
          <table:table-cell office:value-type="float" office:value="653555" calcext:value-type="float">
            <text:p>653555</text:p>
          </table:table-cell>
          <table:table-cell office:value-type="string" calcext:value-type="string">
            <text:p>506-4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it isolant thermique, TO-220, Caoutchouc silicone, 1,6W/m.K, 6kV, 0,23 mm, 10 ohm-cm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string" calcext:value-type="string">
            <text:p>MK3306/TG</text:p>
          </table:table-cell>
          <table:table-cell office:value-type="float" office:value="522636" calcext:value-type="float">
            <text:p>522636</text:p>
          </table:table-cell>
          <table:table-cell office:value-type="float" office:value="6" calcext:value-type="float">
            <text:p>6</text:p>
          </table:table-cell>
          <table:table-cell table:formula="of:=[.H73]*10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I73]-[.J73]&gt;0;[.I73]-[.J73];0)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XIAL FAN, 40MM, 5VDC, 7.1CFM, 23DBA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string" calcext:value-type="string">
            <text:p>MC011490</text:p>
          </table:table-cell>
          <table:table-cell office:value-type="float" office:value="3217981" calcext:value-type="float">
            <text:p>3217981</text:p>
          </table:table-cell>
          <table:table-cell office:value-type="float" office:value="2" calcext:value-type="float">
            <text:p>2</text:p>
          </table:table-cell>
          <table:table-cell table:formula="of:=[.H74]*10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I74]-[.J74]&gt;0;[.I74]-[.J74];0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s à six pans creux, M3 x 6mm, en Acier</text:p>
          </table:table-cell>
          <table:table-cell table:number-columns-repeated="2"/>
          <table:table-cell office:value-type="string" calcext:value-type="string">
            <text:p>RS</text:p>
          </table:table-cell>
          <table:table-cell/>
          <table:table-cell office:value-type="string" calcext:value-type="string">
            <text:p>467-97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s 6 pans à tête bombée hexagonale, M3 x 8mm, en Acier</text:p>
          </table:table-cell>
          <table:table-cell table:number-columns-repeated="2"/>
          <table:table-cell office:value-type="string" calcext:value-type="string">
            <text:p>RS</text:p>
          </table:table-cell>
          <table:table-cell/>
          <table:table-cell office:value-type="string" calcext:value-type="string">
            <text:p>281-1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ondelle, Nylon, M3, Plat, Interne 3,2mm, Externe 7mm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string" calcext:value-type="string">
            <text:p>MP008055</text:p>
          </table:table-cell>
          <table:table-cell office:value-type="float" office:value="3804766" calcext:value-type="float">
            <text:p>3804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104849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Inverter_KiCAD.A2:Inverter_KiCAD.L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6T15:28:52.827692043</dc:date>
    <meta:editing-duration>P1DT15H40M56S</meta:editing-duration>
    <meta:editing-cycles>5</meta:editing-cycles>
    <meta:generator>LibreOffice/7.3.7.2$Linux_X86_64 LibreOffice_project/30$Build-2</meta:generator>
    <meta:document-statistic meta:table-count="1" meta:cell-count="789" meta:object-count="0"/>
  </office:meta>
</office:document-meta>
</file>